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0810000004CEFACE108.png"/>
  <manifest:file-entry manifest:media-type="image/png" manifest:full-path="Pictures/1000020100000080000000367BF8F04D.png"/>
  <manifest:file-entry manifest:media-type="image/png" manifest:full-path="Pictures/100000000000005E0000005EBB0B1D5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4" draw:layer="layout" svg:width="5cm" svg:height="4.545cm" svg:x="12.5cm" svg:y="4.5cm">
          <text:p text:style-name="P1">Web</text:p>
          <text:p text:style-name="P1">( Django</text:p>
          <text:p text:style-name="P1">+</text:p>
          <text:p text:style-name="P1">Apache 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2" draw:layer="layout" svg:width="4cm" svg:height="4cm" svg:x="5cm" svg:y="5.5cm">
          <text:p text:style-name="P1">Ping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3" draw:layer="layout" svg:width="3cm" svg:height="3.5cm" svg:x="9.5cm" svg:y="10cm">
          <text:p text:style-name="P1">RDBMS</text:p>
          <draw:enhanced-geometry svg:viewBox="0 0 88 21600" draw:glue-points="44 ?f6 44 0 0 10800 44 21600 88 10800" draw:text-areas="0 ?f6 88 ?f3" draw:type="can" draw:modifiers="5855.0128534704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" draw:id="id1" draw:layer="layout" svg:width="3cm" svg:height="3cm" svg:x="2.5cm" svg:y="10cm">
          <text:p text:style-name="P1">Flat</text:p>
          <text:p text:style-name="P1">checks</text:p>
          <text:p text:style-name="P1">config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4cm" svg:y1="10cm" svg:x2="5cm" svg:y2="7.499cm" draw:start-shape="id1" draw:start-glue-point="0" draw:end-shape="id2" draw:end-glue-point="6" svg:d="m4000 10000v-2501h1000">
          <text:p/>
        </draw:connector>
        <draw:connector draw:style-name="gr5" draw:text-style-name="P1" draw:layer="layout" svg:x1="6.999cm" svg:y1="9.498cm" svg:x2="5.5cm" svg:y2="11.5cm" draw:start-shape="id2" draw:start-glue-point="8" draw:end-shape="id1" draw:end-glue-point="1" svg:d="m6999 9498v2002h-1499">
          <text:p/>
        </draw:connector>
        <draw:connector draw:style-name="gr5" draw:text-style-name="P1" draw:layer="layout" draw:type="lines" svg:x1="8.998cm" svg:y1="7.499cm" svg:x2="10.999cm" svg:y2="10cm" draw:start-shape="id2" draw:start-glue-point="10" draw:end-shape="id3" draw:end-glue-point="5" svg:d="m8998 7499h504l1497 2000v501">
          <text:p/>
        </draw:connector>
        <draw:connector draw:style-name="gr5" draw:text-style-name="P1" draw:layer="layout" draw:type="lines" svg:x1="12.5cm" svg:y1="11.749cm" svg:x2="14.999cm" svg:y2="9.045cm" draw:start-shape="id3" draw:start-glue-point="8" draw:end-shape="id4" draw:end-glue-point="8" svg:d="m12500 11749h502l1997-2203v-501">
          <text:p/>
        </draw:connector>
        <draw:frame draw:style-name="gr6" draw:text-style-name="P1" draw:id="id7" draw:layer="layout" svg:width="1.946cm" svg:height="0.82cm" svg:x="2.054cm" svg:y="2.68cm">
          <draw:image xlink:href="Pictures/1000020100000080000000367BF8F04D.png" xlink:type="simple" xlink:show="embed" xlink:actuate="onLoad">
            <text:p/>
          </draw:image>
        </draw:frame>
        <draw:frame draw:style-name="gr6" draw:text-style-name="P1" draw:id="id8" draw:layer="layout" svg:width="2.04cm" svg:height="1.201cm" svg:x="5.96cm" svg:y="2.299cm">
          <draw:image xlink:href="Pictures/10000201000000810000004CEFACE108.png" xlink:type="simple" xlink:show="embed" xlink:actuate="onLoad">
            <text:p/>
          </draw:image>
        </draw:frame>
        <draw:frame draw:style-name="gr6" draw:text-style-name="P1" draw:id="id6" draw:layer="layout" svg:width="1.946cm" svg:height="0.82cm" svg:x="2.054cm" svg:y="4.5cm">
          <draw:image xlink:href="Pictures/1000020100000080000000367BF8F04D.png" xlink:type="simple" xlink:show="embed" xlink:actuate="onLoad">
            <text:p/>
          </draw:image>
        </draw:frame>
        <draw:frame draw:style-name="gr6" draw:text-style-name="P1" draw:id="id5" draw:layer="layout" svg:width="1.946cm" svg:height="0.82cm" svg:x="2cm" svg:y="6.5cm">
          <draw:image xlink:href="Pictures/1000020100000080000000367BF8F04D.png" xlink:type="simple" xlink:show="embed" xlink:actuate="onLoad">
            <text:p/>
          </draw:image>
        </draw:frame>
        <draw:connector draw:style-name="gr7" draw:text-style-name="P1" draw:layer="layout" draw:type="curve" svg:x1="6.999cm" svg:y1="5.5cm" svg:x2="3.946cm" svg:y2="6.91cm" draw:start-shape="id2" draw:start-glue-point="4" draw:end-shape="id5" draw:end-glue-point="1" svg:d="m6999 5500c0-751-1263-626-1829-86s-434 1496-1224 1496">
          <text:p/>
        </draw:connector>
        <draw:connector draw:style-name="gr7" draw:text-style-name="P1" draw:layer="layout" draw:type="curve" svg:x1="6.999cm" svg:y1="5.5cm" svg:x2="4cm" svg:y2="4.91cm" draw:start-shape="id2" draw:start-glue-point="4" draw:end-shape="id6" draw:end-glue-point="1" svg:d="m6999 5500c0-394-999-590-2999-590">
          <text:p/>
        </draw:connector>
        <draw:connector draw:style-name="gr7" draw:text-style-name="P1" draw:layer="layout" draw:type="curve" svg:x1="6.999cm" svg:y1="5.5cm" svg:x2="4cm" svg:y2="3.09cm" draw:start-shape="id2" draw:start-glue-point="4" draw:end-shape="id7" draw:end-glue-point="1" svg:d="m6999 5500c0-1607-999-2410-2999-2410">
          <text:p/>
        </draw:connector>
        <draw:connector draw:style-name="gr7" draw:text-style-name="P1" draw:layer="layout" draw:type="curve" svg:x1="6.999cm" svg:y1="5.5cm" svg:x2="6.98cm" svg:y2="3.5cm" draw:start-shape="id2" draw:start-glue-point="4" draw:end-shape="id8" draw:end-glue-point="2" svg:d="m6999 5500c0-1500-19-500-19-2000">
          <text:p/>
        </draw:connector>
        <draw:connector draw:style-name="gr7" draw:text-style-name="P1" draw:layer="layout" draw:type="curve" svg:x1="14.999cm" svg:y1="4.5cm" svg:x2="17cm" svg:y2="3.005cm" draw:start-shape="id4" draw:start-glue-point="4" draw:end-shape="id9" draw:end-glue-point="3" svg:d="m14999 4500c0-997 667-1495 2001-1495">
          <text:p/>
        </draw:connector>
        <draw:frame draw:style-name="gr6" draw:text-style-name="P1" draw:id="id9" draw:layer="layout" svg:width="1.989cm" svg:height="1.989cm" svg:x="17cm" svg:y="2.011cm">
          <draw:image xlink:href="Pictures/100000000000005E0000005EBB0B1D5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1-26T22:28:03</meta:creation-date>
    <dc:date>2009-11-26T23:04:23</dc:date>
    <meta:editing-duration>PT00H32M24S</meta:editing-duration>
    <meta:editing-cycles>3</meta:editing-cycles>
    <meta:generator>OpenOffice.org/3.1$Unix OpenOffice.org_project/310m19$Build-9420</meta:generator>
    <meta:document-statistic meta:object-count="18"/>
  </office:meta>
</office:document-meta>
</file>